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1cdf48" officeooo:paragraph-rsid="02f7bee5"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1e11f6" officeooo:paragraph-rsid="02f7bee5"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564fb" officeooo:paragraph-rsid="02f7bee5"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7bee5" style:font-size-asian="12pt" style:font-size-complex="12pt"/>
    </style:style>
    <style:style style:name="P8"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officeooo:rsid="002c252b" officeooo:paragraph-rsid="02f7bee5"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50%" fo:text-align="center" style:justify-single-word="false"/>
      <style:text-properties style:font-name="Times New Roman" fo:font-size="14pt" fo:font-weight="bold" officeooo:rsid="0019416c" officeooo:paragraph-rsid="02f7bee5"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19416c" officeooo:paragraph-rsid="02f7bee5" style:font-size-asian="12.25pt" style:font-weight-asian="bold" style:font-size-complex="14pt"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6a3d2" officeooo:paragraph-rsid="02f7bee5" style:font-size-asian="12.25pt" style:font-weight-asian="bold" style:font-size-complex="14pt" style:font-weight-complex="bold"/>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19416c" officeooo:paragraph-rsid="02f7bee5" style:font-size-asian="12.25pt" style:font-weight-asian="normal" style:font-size-complex="14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6pt" fo:font-weight="bold" officeooo:rsid="0019416c" officeooo:paragraph-rsid="02f7bee5" style:font-size-asian="14pt" style:font-weight-asian="bold" style:font-size-complex="16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officeooo:paragraph-rsid="02f7bee5"/>
    </style:style>
    <style:style style:name="P1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25aec4" officeooo:paragraph-rsid="02f7bee5" style:font-size-asian="12.25pt" style:font-weight-asian="bold" style:font-size-complex="14pt" style:font-weight-complex="bold"/>
    </style:style>
    <style:style style:name="P1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292d24" officeooo:paragraph-rsid="02f7bee5" style:font-size-asian="12.25pt" style:font-weight-asian="bold" style:font-size-complex="14pt" style:font-weight-complex="bold"/>
    </style:style>
    <style:style style:name="P1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normal" officeooo:rsid="0026a3d2" officeooo:paragraph-rsid="02f7bee5" style:font-size-asian="12.25pt" style:font-weight-asian="normal" style:font-size-complex="14pt" style:font-weight-complex="normal"/>
    </style:style>
    <style:style style:name="P1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normal" officeooo:rsid="00287375" officeooo:paragraph-rsid="02f7bee5" style:font-size-asian="12.25pt" style:font-weight-asian="normal" style:font-size-complex="14pt" style:font-weight-complex="normal"/>
    </style:style>
    <style:style style:name="P19" style:family="paragraph" style:parent-style-name="Standard">
      <style:paragraph-properties fo:margin-top="0in" fo:margin-bottom="0in" loext:contextual-spacing="false" fo:line-height="150%" fo:text-align="justify" style:justify-single-word="false"/>
      <style:text-properties fo:color="#000000" style:text-position="0% 100%" style:font-name="Times New Roman" fo:font-size="14pt" fo:language="en" fo:country="US" fo:font-weight="normal" officeooo:rsid="00292d24" officeooo:paragraph-rsid="02f7bee5" style:font-size-asian="12.25pt" style:font-weight-asian="normal" style:font-name-complex="Times New Roman1" style:font-size-complex="14pt" style:font-weight-complex="normal"/>
    </style:style>
    <style:style style:name="P20"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26a3d2" officeooo:paragraph-rsid="02f7bee5" style:font-size-asian="12pt" style:font-weight-asian="normal" style:font-size-complex="12pt" style:font-weight-complex="normal"/>
    </style:style>
    <style:style style:name="P21" style:family="paragraph" style:parent-style-name="Standard" style:list-style-name="L1">
      <style:paragraph-properties fo:margin-top="0in" fo:margin-bottom="0in" loext:contextual-spacing="false" fo:line-height="150%" fo:text-align="justify" style:justify-single-word="false"/>
      <style:text-properties style:font-name="Times New Roman" fo:font-size="12pt" fo:font-weight="normal" officeooo:rsid="0026a3d2" officeooo:paragraph-rsid="02f7bee5" style:font-size-asian="12pt" style:font-weight-asian="normal" style:font-size-complex="12pt" style:font-weight-complex="normal"/>
    </style:style>
    <style:style style:name="P22" style:family="paragraph" style:parent-style-name="Standard" style:list-style-name="L1">
      <style:paragraph-properties fo:margin-top="0in" fo:margin-bottom="0in" loext:contextual-spacing="false" fo:line-height="150%" fo:text-align="justify" style:justify-single-word="false"/>
      <style:text-properties officeooo:paragraph-rsid="02f7bee5"/>
    </style:style>
    <style:style style:name="T1" style:family="text">
      <style:text-properties officeooo:rsid="002c9cd6"/>
    </style:style>
    <style:style style:name="T2" style:family="text">
      <style:text-properties fo:font-size="12pt" style:font-size-asian="12pt" style:font-size-complex="12pt"/>
    </style:style>
    <style:style style:name="T3" style:family="text">
      <style:text-properties fo:font-size="12pt" officeooo:rsid="001a1fee" style:font-size-asian="12pt" style:font-size-complex="12pt"/>
    </style:style>
    <style:style style:name="T4" style:family="text">
      <style:text-properties fo:font-size="12pt" officeooo:rsid="005cb56d" style:font-size-asian="12pt" style:font-size-complex="12pt"/>
    </style:style>
    <style:style style:name="T5" style:family="text">
      <style:text-properties fo:font-size="12pt" officeooo:rsid="0085b97f" style:font-size-asian="12pt" style:font-size-complex="12pt"/>
    </style:style>
    <style:style style:name="T6" style:family="text">
      <style:text-properties fo:font-size="12pt" officeooo:rsid="025579f2" style:font-size-asian="12pt" style:font-size-complex="12pt"/>
    </style:style>
    <style:style style:name="T7" style:family="text">
      <style:text-properties fo:font-size="12pt" officeooo:rsid="02ef5ee5" style:font-size-asian="12pt" style:font-size-complex="12pt"/>
    </style:style>
    <style:style style:name="T8" style:family="text">
      <style:text-properties fo:font-size="12pt" officeooo:rsid="0068a545" style:font-size-asian="12pt" style:font-size-complex="12pt"/>
    </style:style>
    <style:style style:name="T9" style:family="text">
      <style:text-properties fo:font-size="12pt" officeooo:rsid="002963a5" style:font-size-asian="12pt" style:font-size-complex="12pt"/>
    </style:style>
    <style:style style:name="T10" style:family="text">
      <style:text-properties fo:font-size="12pt" officeooo:rsid="002a5b54" style:font-size-asian="12pt" style:font-size-complex="12pt"/>
    </style:style>
    <style:style style:name="T11" style:family="text">
      <style:text-properties fo:font-size="12pt" officeooo:rsid="012e98ca" style:font-size-asian="12pt" style:font-size-complex="12pt"/>
    </style:style>
    <style:style style:name="T12" style:family="text">
      <style:text-properties officeooo:rsid="001e11f6"/>
    </style:style>
    <style:style style:name="T13" style:family="text">
      <style:text-properties officeooo:rsid="001ffb1c"/>
    </style:style>
    <style:style style:name="T14" style:family="text">
      <style:text-properties fo:font-weight="normal" officeooo:rsid="0021e0a8" style:font-weight-asian="normal" style:font-weight-complex="normal"/>
    </style:style>
    <style:style style:name="T15" style:family="text">
      <style:text-properties fo:font-weight="normal" officeooo:rsid="002347b1" style:font-weight-asian="normal" style:font-weight-complex="normal"/>
    </style:style>
    <style:style style:name="T16" style:family="text">
      <style:text-properties style:text-position="super 58%" fo:font-weight="normal" officeooo:rsid="0024cd9c" style:font-weight-asian="normal" style:font-weight-complex="normal"/>
    </style:style>
    <style:style style:name="T17" style:family="text">
      <style:text-properties style:text-position="0% 100%"/>
    </style:style>
    <style:style style:name="T18" style:family="text">
      <style:text-properties style:text-position="0% 100%" fo:font-weight="normal" officeooo:rsid="0024cd9c" style:font-weight-asian="normal" style:font-weight-complex="normal"/>
    </style:style>
    <style:style style:name="T19" style:family="text">
      <style:text-properties style:text-position="0% 100%" fo:font-weight="normal" officeooo:rsid="006ee2e7" style:font-weight-asian="normal" style:font-weight-complex="normal"/>
    </style:style>
    <style:style style:name="T20" style:family="text">
      <style:text-properties style:text-position="0% 100%" officeooo:rsid="0024cd9c"/>
    </style:style>
    <style:style style:name="T21" style:family="text">
      <style:text-properties style:text-position="0% 100%" officeooo:rsid="0025aec4"/>
    </style:style>
    <style:style style:name="T22" style:family="text">
      <style:text-properties style:text-position="0% 100%" officeooo:rsid="0026437d"/>
    </style:style>
    <style:style style:name="T23" style:family="text">
      <style:text-properties style:text-position="0% 100%" officeooo:rsid="00287375"/>
    </style:style>
    <style:style style:name="T24" style:family="text">
      <style:text-properties style:text-position="0% 100%" officeooo:rsid="002963a5"/>
    </style:style>
    <style:style style:name="T25" style:family="text">
      <style:text-properties style:text-position="0% 100%" style:font-name="Times New Roman" fo:font-size="12pt" fo:font-weight="normal" officeooo:rsid="0026437d" style:font-size-asian="12pt" style:font-weight-asian="normal" style:font-size-complex="12pt" style:font-weight-complex="normal"/>
    </style:style>
    <style:style style:name="T26" style:family="text">
      <style:text-properties style:text-position="0% 100%" style:font-name="Times New Roman" fo:font-size="12pt" fo:font-weight="normal" officeooo:rsid="00287375" style:font-size-asian="12pt" style:font-weight-asian="normal" style:font-size-complex="12pt" style:font-weight-complex="normal"/>
    </style:style>
    <style:style style:name="T27" style:family="text">
      <style:text-properties style:text-position="0% 100%" style:font-name="Times New Roman" fo:font-size="12pt" fo:font-weight="normal" officeooo:rsid="01a4cb8e" style:font-size-asian="12pt" style:font-weight-asian="normal" style:font-size-complex="12pt" style:font-weight-complex="normal"/>
    </style:style>
    <style:style style:name="T28" style:family="text">
      <style:text-properties style:text-position="0% 100%" officeooo:rsid="012e98ca"/>
    </style:style>
    <style:style style:name="T29" style:family="text">
      <style:text-properties style:text-position="0% 100%" officeooo:rsid="012fb771"/>
    </style:style>
    <style:style style:name="T30" style:family="text">
      <style:text-properties style:text-position="0% 100%" officeooo:rsid="0130dc91"/>
    </style:style>
    <style:style style:name="T31" style:family="text">
      <style:text-properties style:text-position="0% 100%" officeooo:rsid="0136b8ad"/>
    </style:style>
    <style:style style:name="T32" style:family="text">
      <style:text-properties style:text-position="0% 100%" officeooo:rsid="003a78ff"/>
    </style:style>
    <style:style style:name="T33" style:family="text">
      <style:text-properties style:text-position="0% 100%" officeooo:rsid="0254f047"/>
    </style:style>
    <style:style style:name="T34" style:family="text">
      <style:text-properties style:font-name="Times New Roman" fo:font-size="12pt" style:font-size-asian="12pt" style:font-size-complex="12pt"/>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fo:font-weight="normal" officeooo:rsid="01a65f5c"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HAPTER</text:span> 1</text:p>
      <text:p text:style-name="P8">INTRODUCTION</text:p>
      <text:p text:style-name="P13"/>
      <text:p text:style-name="P10">1.1 <text:tab/>Problem Statement and Motivations</text:p>
      <text:p text:style-name="P12"><text:tab/><text:span text:style-name="T2">A vast number of real world applications in artificial intelligence and computer science can be viewed or formulated as constraint satisfaction problems (CSPs). Constraint satisfaction problem </text:span><text:span text:style-name="T5">can be seen </text:span><text:span text:style-name="T2">as a powerful framework to solve constraint problem stretches across many domains of study. The countless applications include the field of computer graphics, natural language processing, scheduling, optimization problems in operation research, DNA sequencing in molecular biology, options market in business, </text:span><text:span text:style-name="T3">circuit design in electrical engineering</text:span><text:span text:style-name="T6"> and so on</text:span><text:span text:style-name="T3"> [</text:span><text:span text:style-name="T4">5</text:span><text:span text:style-name="T3">]. Because of that, constraint study became a research area that involves researchers from different fields. The research of constraint satisfaction problem in AI began in the seventies and the first constraint logic programming languages were proposed and implemented in the eighties.</text:span></text:p>
      <text:p text:style-name="P4"><text:tab/>A model of constraint satisfaction problem consists of a set of variables, a domain of values for which the variables can take on and a set of constraints. A constraint is just a logical relation among several variables that restricts the possible values that variables can take. <text:span text:style-name="T12">This thesis concerns only about binary constraint, the constraint that involves only two variables, and finite domain. A solution to a constraint satisfaction problem is, in its mathematical form, involves finding values assignment for the set of variables in the problem such that all constraints are satisfied.</text:span></text:p>
      <text:p text:style-name="P5"><text:tab/>The usual search techniques used to solve Binary CSPs are either systematic or non-systematic. Systematic search techniques are complete. They will either find a solution or prove that the problem is inconsistent. However, the drawback of systematic technique is that it may not be practical for large and hard problem. Non-systematic <text:span text:style-name="T13">search techniques are incomplete because they may not be able to determine whether the problem is consistent or not. </text:span></text:p>
      <text:p text:style-name="P7"><text:span text:style-name="T14"><text:tab/>Tree search algorithms are systematic search techniques based on depth first search (DFS) or standard backtracking, which are commonly used for solving non-domain specific constraint satisfaction problems with finite domains. </text:span><text:span text:style-name="T15">Constraint </text:span><text:soft-page-break/><text:span text:style-name="T15">satisfaction problems are often combinatorial in nature. Depth first search or standard backtracking repeatedly selects and assigns a value to a non-instantiated variable until the assignment is consistent or the domain is exhausted. In the case of the domain values exhaustion, it backtracks. Therefore, the standard backtracking search could involve a very huge search space. The worst case time complexity for finding a solution in CSP is of O(d</text:span><text:span text:style-name="T16">n</text:span><text:span text:style-name="T18">),</text:span><text:span text:style-name="T19">w</text:span><text:span text:style-name="T18">ith d being the domain size and n is the number of variables.</text:span></text:p>
      <text:p text:style-name="P6"><text:span text:style-name="T20"><text:tab/>T</text:span><text:span text:style-name="T17">o improve the efficiency of the search, many search algorithms or heuristics</text:span><text:span text:style-name="T30">(non-systematic search)</text:span><text:span text:style-name="T17"> have been proposed. The most commonly seen ones are intelligent backtracking, constraint propagation techniques, variable and value ordering techniques</text:span><text:span text:style-name="T29">.</text:span><text:span text:style-name="T17"> Some examples of intelligent backtracking are backjumping , backmarking and dynamic backtracking </text:span><text:span text:style-name="T32">[</text:span><text:span text:style-name="T33">21</text:span><text:span text:style-name="T32">]</text:span><text:span text:style-name="T17">. </text:span><text:span text:style-name="T21">Many constraint propagation techniques proposed are dealing with search space reduction. These algorithms achieve local consistency by removing inconsistent domain values and thereby reducing the search space. </text:span></text:p>
      <text:p text:style-name="P6"><text:span text:style-name="T21"><text:tab/>CSP</text:span><text:span text:style-name="T28">s</text:span><text:span text:style-name="T21"> are rarely solved by using one heuristic or technique alone. A combination of different techniques is usually applied for solving the problems.</text:span><text:span text:style-name="T22"> Variable and value ordering heuristics are also very commonly used to improve the efficiency of the search.</text:span></text:p>
      <text:p text:style-name="P14"><text:span text:style-name="T25"><text:tab/></text:span><text:span text:style-name="T34">As in the field of computer science, N-Queens problem has great applications in the field of artificial intelligence, parallel memory storage schemes, VLSI testing, traffic control and deadlock prevention</text:span><text:span text:style-name="T35">[</text:span><text:span text:style-name="T36">10</text:span><text:span text:style-name="T35">]</text:span><text:span text:style-name="T34">.In the field of AI, N-Queens problem can be found in both neural network and CSP. Recently, CSP technology and CSP solving agent has been popular among researchers all over the world. Performing benchmarks and getting measures helps researchers refine their CSP agent designs, compare between competing approaches and solutions. Among the test cases, N-Queens problem has specific natures that are not found in other CSPs. Moreover, the constraint density of N-Queens problem is 1 and can be assumed that it is the most constrained CSP. Mackworth, Haralick &amp; Elliott, Nadel and Edward Tsang used the N-Queens problem to illustrate much CSP research</text:span><text:span text:style-name="T35">[</text:span><text:span text:style-name="T36">5</text:span><text:span text:style-name="T35">]</text:span><text:span text:style-name="T34">.</text:span></text:p>
      <text:p text:style-name="P7"/>
      <text:p text:style-name="P15"/>
      <text:p text:style-name="P15"/>
      <text:p text:style-name="P11"><text:soft-page-break/><text:span text:style-name="T21">1.</text:span><text:span text:style-name="T17">2 <text:tab/>Objective</text:span><text:span text:style-name="T23">s</text:span><text:span text:style-name="T17"> of the </text:span><text:span text:style-name="T31">T</text:span><text:span text:style-name="T17">hesis</text:span></text:p>
      <text:p text:style-name="P17"><text:tab/><text:span text:style-name="T7">The objectives of the system are as following</text:span><text:span text:style-name="T2">:</text:span></text:p>
      <text:list xml:id="list1713065122" text:style-name="L1">
        <text:list-item>
          <text:p text:style-name="P20">To build a solver that can handle CSPs and develop algorithms which are better than naive backtracking algorithm</text:p>
        </text:list-item>
        <text:list-item>
          <text:p text:style-name="P21"><text:span text:style-name="T17">To visualize the processes of essential CSP</text:span><text:span text:style-name="T24">s</text:span><text:span text:style-name="T17"> algorithms by demonstrating with N-Queens Problem</text:span></text:p>
        </text:list-item>
        <text:list-item>
          <text:p text:style-name="P22"><text:span text:style-name="T26">To compare how many board size of N can generate </text:span><text:span text:style-name="T27">solution </text:span><text:span text:style-name="T26">with these algorithms respectively</text:span></text:p>
        </text:list-item>
      </text:list>
      <text:p text:style-name="P18"/>
      <text:p text:style-name="P16">1.3 <text:tab/>Organization of the Thesis</text:p>
      <text:p text:style-name="P19"><text:tab/><text:span text:style-name="T8">This thesis comprises of five chapters. </text:span><text:span text:style-name="T9">The organization of the thesis is as follow: Chapter 1 describes the problem statement and motivation, objectives and organization of the thesis. Chapter 2 expresses the problem solving in AI, a literature review of constraint satisfaction problems and some of the commonly used strategies for solving them. Chapter 3 covers about seven algorithms of CSP</text:span><text:span text:style-name="T10">s in details. Chapter 4 provides implementation of the system and also elaborates on the experimenta</text:span><text:span text:style-name="T11">l</text:span><text:span text:style-name="T10"> results. Finally, the thesis will be concluded in chapter 5 with some prospects of future work. Search is probably the most studied approach in CSP resear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6T16:39:06.972037085</dc:date>
    <meta:editing-duration>P2DT3H51M18S</meta:editing-duration>
    <meta:editing-cycles>451</meta:editing-cycles>
    <meta:generator>LibreOffice/6.2.3.2$Linux_X86_64 LibreOffice_project/aecc05fe267cc68dde00352a451aa867b3b546ac</meta:generator>
    <meta:document-statistic meta:table-count="0" meta:image-count="0" meta:object-count="0" meta:page-count="3" meta:paragraph-count="19" meta:word-count="818" meta:character-count="5462" meta:non-whitespace-character-count="4651"/>
  </office:meta>
</office:document-meta>
</file>